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svg:stroke-color="#cc6633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ffff" draw:opacity="50%" draw:textarea-horizontal-align="center" draw:textarea-vertical-align="middle" draw:shadow-opacity="5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text">
      <style:graphic-properties draw:textarea-horizontal-align="left" draw:auto-grow-height="true" draw:auto-grow-width="true" fo:min-height="2.169cm" fo:min-width="6.679cm"/>
    </style:style>
    <style:style style:name="gr7" style:family="graphic" style:parent-style-name="standard">
      <style:graphic-properties svg:stroke-width="0.1cm" svg:stroke-color="#b84700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cc6633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text">
      <style:graphic-properties draw:textarea-horizontal-align="left" draw:auto-grow-height="true" draw:auto-grow-width="true" fo:min-height="0cm" fo:min-width="0cm"/>
    </style:style>
    <style:style style:name="gr10" style:family="graphic" style:parent-style-name="code">
      <style:graphic-properties fo:min-height="0.361cm"/>
    </style:style>
    <style:style style:name="gr11" style:family="graphic" style:parent-style-name="classname">
      <style:graphic-properties draw:stroke="solid" svg:stroke-width="0.1cm" svg:stroke-color="#b84700" draw:marker-start-width="0.35cm" draw:marker-end-width="0.35cm" draw:fill="solid" draw:fill-color="#eb613d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cm" svg:stroke-color="#000080" draw:marker-start-width="0.38cm" draw:marker-end="Arrow" draw:marker-end-width="0.23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80" draw:marker-start-width="0.38cm" draw:marker-end="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cm" svg:stroke-color="#808019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classname">
      <style:graphic-properties draw:stroke="solid" svg:stroke-width="0.05cm" svg:stroke-color="#006b6b" draw:marker-start-width="0.275cm" draw:marker-end-width="0.275cm" draw:fill="solid" draw:fill-color="#ffff99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svg:stroke-color="#000080" draw:marker-end="Arrow" draw:marker-end-width="0.1cm" draw:fill="none" draw:textarea-horizontal-align="center" draw:textarea-vertical-align="middle"/>
    </style:style>
    <style:style style:name="gr18" style:family="graphic" style:parent-style-name="objectwithoutfill">
      <style:graphic-properties svg:stroke-width="0.05cm" svg:stroke-color="#000080" draw:marker-start-width="0.38cm" draw:marker-end="Arrow" draw:marker-end-width="0.18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8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1">
      <style:graphic-properties draw:stroke-dash="Dash_20_2" svg:stroke-width="0.1cm" svg:stroke-color="#355e00" draw:marker-start="" draw:marker-start-width="0.45cm" draw:marker-start-center="false" draw:marker-end="" draw:marker-end-width="0.45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classname" style:list-style-name="L1">
      <style:graphic-properties draw:stroke-dash="Dash_20_2" svg:stroke-width="0.1cm" svg:stroke-color="#355e00" draw:marker-start="" draw:marker-start-width="0.45cm" draw:marker-start-center="false" draw:marker-end="" draw:marker-end-width="0.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 style:list-style-name="L1">
      <style:graphic-properties draw:stroke-dash="Dash_20_2" svg:stroke-width="0.1cm" svg:stroke-color="#355e00" draw:marker-start="" draw:marker-start-width="0.45cm" draw:marker-start-center="false" draw:marker-end="" draw:marker-end-width="0.45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classname" style:list-style-name="L1">
      <style:graphic-properties draw:stroke-dash="Dash_20_2" svg:stroke-width="0.1cm" svg:stroke-color="#355e00" draw:marker-start="" draw:marker-start-width="0.45cm" draw:marker-start-center="false" draw:marker-end="" draw:marker-end-width="0.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none" draw:stroke-dash="Dash_20_2" svg:stroke-width="0.1cm" svg:stroke-color="#355e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draw:fill="none" draw:textarea-horizontal-align="justify" draw:textarea-vertical-align="middle" draw:auto-grow-height="false"/>
    </style:style>
    <style:style style:name="gr30" style:family="graphic" style:parent-style-name="standard">
      <style:graphic-properties svg:stroke-width="0.1cm" svg:stroke-color="#808019" draw:marker-start-width="0.35cm" draw:marker-end-width="0.35cm" draw:fill="solid" draw:fill-color="#e6ff00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cm" draw:marker-start-width="0.05cm" draw:marker-end="Arrow" draw:marker-end-width="0.35cm" draw:textarea-horizontal-align="center" draw:textarea-vertical-align="middle" fo:padding-top="0.125cm" fo:padding-bottom="0.125cm" fo:padding-left="0.25cm" fo:padding-right="0.25cm"/>
    </style:style>
    <style:style style:name="gr32" style:family="graphic" style:parent-style-name="objectwithoutfill">
      <style:graphic-properties svg:stroke-width="0.1cm" svg:stroke-color="#000080" draw:marker-start-width="0.35cm" draw:marker-end="Arrow" draw:marker-end-width="0.5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4" style:family="graphic" style:parent-style-name="classname">
      <style:graphic-properties fo:min-height="0.914cm" fo:min-width="4.3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2cm" fo:min-width="13.647cm"/>
    </style:style>
    <style:style style:name="gr36" style:family="graphic" style:parent-style-name="code">
      <style:graphic-properties fo:min-height="6.178cm"/>
    </style:style>
    <style:style style:name="gr37" style:family="graphic" style:parent-style-name="standard">
      <style:graphic-properties draw:stroke="none" draw:fill="solid" draw:fill-color="#ffffcc" fo:min-height="15.264cm"/>
    </style:style>
    <style:style style:name="gr38" style:family="graphic" style:parent-style-name="standard">
      <style:graphic-properties draw:stroke="none" draw:fill="none" fo:min-height="2.372cm"/>
    </style:style>
    <style:style style:name="gr39" style:family="graphic" style:parent-style-name="standard">
      <style:graphic-properties draw:stroke="none" draw:fill="none" fo:min-height="1.424cm"/>
    </style:style>
    <style:style style:name="gr40" style:family="graphic" style:parent-style-name="standard">
      <style:graphic-properties draw:stroke="none" draw:fill="none" fo:min-height="0.739cm"/>
    </style:style>
    <style:style style:name="gr41" style:family="graphic" style:parent-style-name="standard">
      <style:graphic-properties draw:stroke="none" draw:fill="none" fo:min-height="1.256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text-properties fo:font-size="14pt"/>
    </style:style>
    <style:style style:name="P7" style:family="paragraph">
      <style:text-properties fo:color="#000080" fo:font-size="1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text-properties fo:font-size="28pt"/>
    </style:style>
    <style:style style:name="P10" style:family="paragraph">
      <style:text-properties fo:font-size="16pt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5" style:family="paragraph">
      <style:text-properties fo:font-size="18pt"/>
    </style:style>
    <style:style style:name="P16" style:family="paragraph">
      <style:paragraph-properties fo:margin-left="0cm" fo:margin-right="0cm" fo:margin-top="0.1cm" fo:margin-bottom="0.1cm" fo:line-height="100%" text:enable-numbering="false" fo:text-indent="0cm"/>
    </style:style>
    <style:style style:name="P17" style:family="paragraph">
      <style:paragraph-properties fo:margin-left="0cm" fo:margin-right="0cm" fo:text-indent="0cm"/>
      <style:text-properties fo:font-size="20pt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cm" fo:margin-right="0cm" fo:text-indent="0cm"/>
      <style:text-properties fo:font-size="16pt"/>
    </style:style>
    <style:style style:name="P20" style:family="paragraph">
      <style:paragraph-properties fo:margin-left="0cm" fo:margin-right="0cm" fo:text-indent="0cm"/>
      <style:text-properties fo:font-family="'Nimbus Mono L'" style:font-family-generic="modern" style:font-pitch="fixed" fo:font-size="14pt"/>
    </style:style>
    <style:style style:name="P21" style:family="paragraph">
      <style:text-properties fo:color="#800000" fo:font-size="14pt" fo:font-weight="bold"/>
    </style:style>
    <style:style style:name="P22" style:family="paragraph">
      <style:text-properties fo:font-size="36pt"/>
    </style:style>
    <style:style style:name="P23" style:family="paragraph">
      <style:paragraph-properties fo:margin-left="0cm" fo:margin-right="0cm" fo:text-indent="0cm"/>
      <style:text-properties fo:font-family="'Liberation Sans'" style:font-family-generic="swiss" style:font-pitch="variable" fo:font-size="16pt"/>
    </style:style>
    <style:style style:name="P24" style:family="paragraph">
      <style:text-properties fo:font-family="'Liberation Sans'" style:font-family-generic="swiss" style:font-pitch="variable" fo:font-size="16pt"/>
    </style:style>
    <style:style style:name="P25" style:family="paragraph">
      <style:paragraph-properties fo:margin-left="0cm" fo:margin-right="0cm" fo:text-indent="0cm"/>
      <style:text-properties fo:color="#000080" fo:font-family="'Nimbus Mono L'" style:font-family-generic="modern" style:font-pitch="fixed" fo:font-size="16pt" fo:font-weight="bold"/>
    </style:style>
    <style:style style:name="P26" style:family="paragraph">
      <style:paragraph-properties fo:margin-left="0cm" fo:margin-right="0cm" fo:text-indent="0cm"/>
      <style:text-properties fo:color="#000080" fo:font-family="'Nimbus Mono L'" style:font-family-generic="modern" style:font-pitch="fixed" fo:font-size="16pt" fo:font-weight="bold"/>
    </style:style>
    <style:style style:name="P27" style:family="paragraph">
      <style:paragraph-properties fo:margin-left="0cm" fo:margin-right="0cm" fo:text-indent="0cm"/>
      <style:text-properties fo:font-family="'Liberation Sans'" style:font-family-generic="swiss" style:font-pitch="variable" fo:font-size="16pt"/>
    </style:style>
    <style:style style:name="T1" style:family="text">
      <style:text-properties fo:color="#008000" fo:font-size="72pt" fo:font-weight="bold"/>
    </style:style>
    <style:style style:name="T2" style:family="text">
      <style:text-properties fo:font-size="40pt"/>
    </style:style>
    <style:style style:name="T3" style:family="text">
      <style:text-properties fo:font-weight="bold"/>
    </style:style>
    <style:style style:name="T4" style:family="text">
      <style:text-properties fo:color="#000080" fo:font-weight="bold"/>
    </style:style>
    <style:style style:name="T5" style:family="text">
      <style:text-properties fo:font-size="14pt"/>
    </style:style>
    <style:style style:name="T6" style:family="text">
      <style:text-properties fo:color="#000080" fo:font-size="10pt"/>
    </style:style>
    <style:style style:name="T7" style:family="text">
      <style:text-properties fo:font-size="28pt"/>
    </style:style>
    <style:style style:name="T8" style:family="text">
      <style:text-properties fo:font-size="16pt"/>
    </style:style>
    <style:style style:name="T9" style:family="text"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font-size="2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fo:font-family="'Nimbus Mono L'" style:font-family-generic="modern" style:font-pitch="fixed" fo:font-size="10pt" fo:font-style="normal" fo:text-shadow="none" style:text-underline-style="none" fo:font-weight="bold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3" style:family="text">
      <style:text-properties style:use-window-font-color="true" style:text-outline="false" style:text-line-through-style="none" fo:font-family="'Nimbus Mono L'" style:font-family-generic="modern" style:font-pitch="fixed" fo:font-size="10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6pt" fo:font-weight="bold"/>
    </style:style>
    <style:style style:name="T17" style:family="text">
      <style:text-properties fo:font-family="'Nimbus Mono L'" style:font-family-generic="modern" style:font-pitch="fixed" fo:font-size="14pt"/>
    </style:style>
    <style:style style:name="T18" style:family="text">
      <style:text-properties fo:color="#000080" fo:font-family="'Nimbus Mono L'" style:font-family-generic="modern" style:font-pitch="fixed" fo:font-size="14pt"/>
    </style:style>
    <style:style style:name="T19" style:family="text">
      <style:text-properties fo:color="#000080" fo:font-family="'Nimbus Mono L'" style:font-family-generic="modern" style:font-pitch="fixed" fo:font-size="14pt" fo:font-weight="bold"/>
    </style:style>
    <style:style style:name="T20" style:family="text">
      <style:text-properties fo:color="#800000" fo:font-size="14pt" fo:font-weight="bold"/>
    </style:style>
    <style:style style:name="T21" style:family="text">
      <style:text-properties fo:font-size="36pt"/>
    </style:style>
    <style:style style:name="T22" style:family="text">
      <style:text-properties fo:font-family="'Liberation Sans'" style:font-family-generic="swiss" style:font-pitch="variable" fo:font-size="16pt"/>
    </style:style>
    <style:style style:name="T23" style:family="text">
      <style:text-properties fo:color="#000080" fo:font-family="'Nimbus Mono L'" style:font-family-generic="modern" style:font-pitch="fixed" fo:font-size="16pt" fo:font-weight="bold"/>
    </style:style>
    <style:style style:name="T24" style:family="text">
      <style:text-properties fo:color="#000080" fo:font-family="'Nimbus Mono L'" style:font-family-generic="modern" style:font-pitch="fixed" fo:font-size="16pt" fo:font-weight="bold"/>
    </style:style>
    <style:style style:name="T25" style:family="text">
      <style:text-properties fo:font-family="'Liberation Sans'" style:font-family-generic="swiss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2.089cm" svg:height="6.238cm" svg:x="7.956cm" svg:y="7.381cm">
          <draw:text-box>
            <text:p text:style-name="P1"><text:span text:style-name="T1">SpartyJet</text:span></text:p>
            <text:p text:style-name="P1"><text:span text:style-name="T2"/></text:p>
            <text:p text:style-name="P1"><text:span text:style-name="T2">Code organis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2" draw:layer="layout" svg:width="9.417cm" svg:height="11.127cm" svg:x="10.161cm" svg:y="4.392cm">
          <text:p text:style-name="P3"/>
          <draw:enhanced-geometry svg:viewBox="0 0 21600 21600" draw:type="rectangle" draw:enhanced-path="M 0 0 L 21600 0 21600 21600 0 21600 0 0 Z N"/>
        </draw:custom-shape>
        <draw:g>
          <draw:polygon draw:style-name="gr4" draw:text-style-name="P2" draw:layer="layout" svg:width="2.827cm" svg:height="10.842cm" svg:x="17.568cm" svg:y="3.969cm" svg:viewBox="0 0 2828 10843" draw:points="0,4746 2828,0 2813,10843 4,10179">
            <text:p text:style-name="P3"/>
          </draw:polygon>
          <draw:line draw:style-name="gr5" draw:text-style-name="P2" draw:layer="layout" svg:x1="20.404cm" svg:y1="3.943cm" svg:x2="17.565cm" svg:y2="8.725cm">
            <text:p text:style-name="P3"/>
          </draw:line>
          <draw:line draw:style-name="gr5" draw:text-style-name="P2" draw:layer="layout" svg:x1="17.565cm" svg:y1="14.148cm" svg:x2="20.369cm" svg:y2="14.812cm">
            <text:p text:style-name="P3"/>
          </draw:line>
        </draw:g>
        <draw:frame draw:style-name="classname" draw:layer="layout" svg:width="3.558cm" svg:height="0.806cm" svg:x="10.811cm" svg:y="4.521cm">
          <draw:text-box>
            <text:p text:style-name="P3">JetAlgorithm</text:p>
          </draw:text-box>
        </draw:frame>
        <draw:frame draw:style-name="code" draw:layer="layout" svg:width="7.95cm" svg:height="1.572cm" svg:x="11.264cm" svg:y="5.467cm">
          <draw:text-box>
            <text:p text:style-name="P3"><text:span text:style-name="T3">addTool</text:span>(JetTool * tool);</text:p>
            <text:p text:style-name="P3"><text:span text:style-name="T3">execute</text:span>(Jet::jet_list_t &amp;inputJets, </text:p>
            <text:p text:style-name="P3"><text:tab/>JetCollection &amp;outputJets);</text:p>
          </draw:text-box>
        </draw:frame>
        <draw:frame draw:style-name="gr6" draw:layer="layout" svg:width="7.179cm" svg:height="2.419cm" svg:x="10.627cm" svg:y="7.027cm">
          <draw:text-box>
            <text:p text:style-name="P3">‘execute’ just passes <text:span text:style-name="T4">jets list</text:span></text:p>
            <text:p text:style-name="P3"><text:tab/>through a list of JetTools </text:p>
          </draw:text-box>
        </draw:frame>
        <draw:g>
          <draw:custom-shape draw:style-name="gr7" draw:text-style-name="P4" draw:layer="layout" svg:width="3.217cm" svg:height="0.986cm" svg:x="14.571cm" svg:y="9.231cm">
            <text:p text:style-name="P1"><text:span text:style-name="T5">JetTool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217cm" svg:height="0.986cm" svg:x="14.572cm" svg:y="10.531cm">
            <text:p text:style-name="P1"><text:span text:style-name="T5">JetTool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217cm" svg:height="0.986cm" svg:x="14.573cm" svg:y="11.831cm">
            <text:p text:style-name="P1"><text:span text:style-name="T5">JetTool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217cm" svg:height="0.986cm" svg:x="14.574cm" svg:y="13.031cm">
            <text:p text:style-name="P1"><text:span text:style-name="T5">JetTool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5" draw:layer="layout" svg:width="7.574cm" svg:height="3.631cm" svg:x="20.531cm" svg:y="4.487cm">
          <text:p text:style-name="P3"/>
          <draw:enhanced-geometry svg:viewBox="0 0 21600 21600" draw:type="rectangle" draw:enhanced-path="M 0 0 L 21600 0 21600 21600 0 21600 0 0 Z N"/>
        </draw:custom-shape>
        <draw:frame draw:style-name="gr9" draw:layer="layout" svg:width="5.925cm" svg:height="1.199cm" svg:x="20.816cm" svg:y="5.291cm">
          <draw:text-box>
            <text:p text:style-name="P3">a base class. Every concrete</text:p>
            <text:p text:style-name="P3">tools inherit from it</text:p>
          </draw:text-box>
        </draw:frame>
        <draw:frame draw:style-name="gr10" draw:text-style-name="P3" draw:layer="layout" svg:width="7.929cm" svg:height="0.717cm" svg:x="20.499cm" svg:y="6.665cm">
          <draw:text-box>
            <text:p text:style-name="P3"><text:span text:style-name="T3">execute</text:span>(JetCollection &amp;inputJets)</text:p>
          </draw:text-box>
        </draw:frame>
        <draw:frame draw:style-name="gr1" draw:text-style-name="P6" draw:layer="layout" svg:width="4.998cm" svg:height="0.806cm" svg:x="21.556cm" svg:y="8.352cm">
          <draw:text-box>
            <text:p text:style-name="P3"><text:span text:style-name="T5">Example sequence :</text:span></text:p>
          </draw:text-box>
        </draw:frame>
        <draw:frame draw:style-name="gr9" draw:layer="layout" svg:width="6.835cm" svg:height="0.725cm" svg:x="20.842cm" svg:y="7.34cm">
          <draw:text-box>
            <text:p text:style-name="P3">‘execute’ modifies the input jet list</text:p>
          </draw:text-box>
        </draw:frame>
        <draw:frame draw:style-name="classname" draw:layer="layout" svg:width="2.259cm" svg:height="0.806cm" svg:x="20.791cm" svg:y="4.564cm">
          <draw:text-box>
            <text:p text:style-name="P3">JetTool</text:p>
          </draw:text-box>
        </draw:frame>
        <draw:frame draw:style-name="gr11" draw:text-style-name="P3" draw:layer="layout" svg:width="4.315cm" svg:height="0.906cm" svg:x="22.257cm" svg:y="9.468cm">
          <draw:text-box>
            <text:p text:style-name="P3">JetSelectorTool</text:p>
          </draw:text-box>
        </draw:frame>
        <draw:frame draw:style-name="gr11" draw:text-style-name="P3" draw:layer="layout" svg:width="5.365cm" svg:height="0.906cm" svg:x="22.257cm" svg:y="10.768cm">
          <draw:text-box>
            <text:p text:style-name="P3">MinBiasInserterTool</text:p>
          </draw:text-box>
        </draw:frame>
        <draw:frame draw:style-name="gr11" draw:text-style-name="P3" draw:layer="layout" svg:width="4.395cm" svg:height="0.906cm" svg:x="22.257cm" svg:y="12.068cm">
          <draw:text-box>
            <text:p text:style-name="P3">JetKtFinderTool</text:p>
          </draw:text-box>
        </draw:frame>
        <draw:frame draw:style-name="gr11" draw:text-style-name="P3" draw:layer="layout" svg:width="4.315cm" svg:height="0.906cm" svg:x="22.257cm" svg:y="13.368cm">
          <draw:text-box>
            <text:p text:style-name="P3">JetSelectorTool</text:p>
          </draw:text-box>
        </draw:frame>
        <draw:path draw:style-name="gr12" draw:text-style-name="P2" draw:layer="layout" svg:width="0.533cm" svg:height="0.657cm" svg:x="17.814cm" svg:y="9.916cm" svg:viewBox="0 0 534 658" svg:d="m0 0c1193 295 17 658 17 658">
          <text:p text:style-name="P3"/>
        </draw:path>
        <draw:path draw:style-name="gr12" draw:text-style-name="P2" draw:layer="layout" svg:width="0.533cm" svg:height="0.657cm" svg:x="17.814cm" svg:y="11.416cm" svg:viewBox="0 0 534 658" svg:d="m0 0c1193 295 17 658 17 658">
          <text:p text:style-name="P3"/>
        </draw:path>
        <draw:path draw:style-name="gr12" draw:text-style-name="P2" draw:layer="layout" svg:width="0.533cm" svg:height="0.657cm" svg:x="17.814cm" svg:y="12.716cm" svg:viewBox="0 0 534 658" svg:d="m0 0c1193 295 17 658 17 658">
          <text:p text:style-name="P3"/>
        </draw:path>
        <draw:frame draw:style-name="gr1" draw:text-style-name="P7" draw:layer="layout" svg:width="1.577cm" svg:height="0.645cm" svg:x="18.177cm" svg:y="9.882cm">
          <draw:text-box>
            <text:p text:style-name="P3"><text:span text:style-name="T6">jets list</text:span></text:p>
          </draw:text-box>
        </draw:frame>
        <draw:frame draw:style-name="gr1" draw:text-style-name="P7" draw:layer="layout" svg:width="1.577cm" svg:height="0.645cm" svg:x="18.177cm" svg:y="11.383cm">
          <draw:text-box>
            <text:p text:style-name="P3"><text:span text:style-name="T6">jets list</text:span></text:p>
          </draw:text-box>
        </draw:frame>
        <draw:frame draw:style-name="gr1" draw:text-style-name="P7" draw:layer="layout" svg:width="1.577cm" svg:height="0.645cm" svg:x="18.177cm" svg:y="12.684cm">
          <draw:text-box>
            <text:p text:style-name="P3"><text:span text:style-name="T6">jets list</text:span></text:p>
          </draw:text-box>
        </draw:frame>
        <draw:path draw:style-name="gr13" draw:text-style-name="P2" draw:layer="layout" svg:width="2.211cm" svg:height="1.901cm" svg:x="16.24cm" svg:y="7.392cm" svg:viewBox="0 0 2212 1902" svg:d="m0 0c3718 328 1625 1902 1625 1902">
          <text:p text:style-name="P3"/>
        </draw:path>
        <draw:custom-shape draw:style-name="gr14" draw:text-style-name="P2" draw:layer="layout" svg:width="8.819cm" svg:height="5.007cm" svg:x="0.754cm" svg:y="0.867cm">
          <text:p text:style-name="P3"/>
          <draw:enhanced-geometry svg:viewBox="0 0 21600 21600" draw:type="rectangle" draw:enhanced-path="M 0 0 L 21600 0 21600 21600 0 21600 0 0 Z N"/>
        </draw:custom-shape>
        <draw:frame draw:style-name="classname" draw:layer="layout" svg:width="3.139cm" svg:height="0.806cm" svg:x="1.129cm" svg:y="1.128cm">
          <draw:text-box>
            <text:p text:style-name="P3">InputMaker</text:p>
          </draw:text-box>
        </draw:frame>
        <draw:frame draw:style-name="code" draw:layer="layout" svg:width="7.543cm" svg:height="1.106cm" svg:x="0.837cm" svg:y="2.156cm">
          <draw:text-box>
            <text:p text:style-name="P3"><text:span text:style-name="T3">fillInput</text:span>(int eventn, </text:p>
            <text:p text:style-name="P3"><text:tab/>Jet::jet_list_t &amp;inputList)</text:p>
          </draw:text-box>
        </draw:frame>
        <draw:frame draw:style-name="gr9" draw:layer="layout" svg:width="7.352cm" svg:height="1.199cm" svg:x="0.831cm" svg:y="3.566cm">
          <draw:text-box>
            <text:p text:style-name="P3">Reads a input collection of 4-vectors</text:p>
            <text:p text:style-name="P3">and convert it into an <text:span text:style-name="T4">initial jets list</text:span></text:p>
          </draw:text-box>
        </draw:frame>
        <draw:frame draw:style-name="gr15" draw:text-style-name="P3" draw:layer="layout" svg:width="4.73cm" svg:height="0.856cm" svg:x="0.857cm" svg:y="7.001cm">
          <draw:text-box>
            <text:p text:style-name="P3">NtupleInputMaker</text:p>
          </draw:text-box>
        </draw:frame>
        <draw:frame draw:style-name="gr16" draw:text-style-name="P3" draw:layer="layout" svg:width="7.807cm" svg:height="1.187cm" svg:x="0.842cm" svg:y="13.344cm">
          <draw:text-box>
            <text:p text:style-name="P3"/>
          </draw:text-box>
        </draw:frame>
        <draw:custom-shape draw:style-name="gr14" draw:text-style-name="P2" draw:layer="layout" svg:width="8.145cm" svg:height="4.877cm" svg:x="0.713cm" svg:y="14.874cm">
          <text:p text:style-name="P3"/>
          <draw:enhanced-geometry svg:viewBox="0 0 21600 21600" draw:type="rectangle" draw:enhanced-path="M 0 0 L 21600 0 21600 21600 0 21600 0 0 Z N"/>
        </draw:custom-shape>
        <draw:frame draw:style-name="classname" draw:layer="layout" svg:width="3.474cm" svg:height="0.806cm" svg:x="0.946cm" svg:y="15.109cm">
          <draw:text-box>
            <text:p text:style-name="P3">NtupleMaker</text:p>
          </draw:text-box>
        </draw:frame>
        <draw:frame draw:style-name="code" draw:layer="layout" svg:width="7.796cm" svg:height="1.649cm" svg:x="1.035cm" svg:y="16.08cm">
          <draw:text-box>
            <text:p text:style-name="P8"><text:span text:style-name="T3">addJetVar</text:span>(std::string jetname);</text:p>
            <text:p text:style-name="P8"><text:span text:style-name="T3">set_data</text:span>(std::string jetname, </text:p>
            <text:p text:style-name="P8"><text:tab/>JetCollection &amp;<text:span text:style-name="T4">theJets</text:span>);</text:p>
          </draw:text-box>
        </draw:frame>
        <draw:frame draw:style-name="gr1" draw:layer="layout" svg:width="8.782cm" svg:height="1.199cm" svg:x="0.678cm" svg:y="18.195cm">
          <draw:text-box>
            <text:p text:style-name="P3">Handle ntuple creation for arbitrary</text:p>
            <text:p text:style-name="P3">number of jet collection identified by names.</text:p>
          </draw:text-box>
        </draw:frame>
        <draw:path draw:style-name="gr17" draw:text-style-name="P2" draw:layer="layout" svg:width="8.209cm" svg:height="2.645cm" svg:x="6.614cm" svg:y="4.552cm" svg:viewBox="0 0 8210 2646" svg:d="m0 0c817 1556 8210 2646 8210 2646">
          <text:p text:style-name="P3"/>
        </draw:path>
        <draw:path draw:style-name="gr18" draw:text-style-name="P2" draw:layer="layout" svg:width="10.94cm" svg:height="3.228cm" svg:x="7.898cm" svg:y="14.007cm" svg:viewBox="0 0 10941 3229" svg:d="m10000 0c4747 1374-10000 3229-10000 3229">
          <text:p text:style-name="P3"/>
        </draw:path>
        <draw:custom-shape draw:style-name="gr19" draw:text-style-name="P2" draw:layer="layout" svg:width="8.054cm" svg:height="10.856cm" svg:x="20.388cm" svg:y="3.968cm">
          <text:p text:style-name="P3"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4.205cm" svg:height="0.856cm" svg:x="0.858cm" svg:y="8.201cm">
          <draw:text-box>
            <text:p text:style-name="P3">TextInputMaker</text:p>
          </draw:text-box>
        </draw:frame>
        <draw:frame draw:style-name="gr1" draw:layer="layout" svg:width="7.639cm" svg:height="0.725cm" svg:x="0.514cm" svg:y="6.278cm">
          <draw:text-box>
            <text:p text:style-name="P3">Example InputMaker implementation :</text:p>
          </draw:text-box>
        </draw:frame>
        <draw:custom-shape draw:style-name="gr20" draw:text-style-name="P2" draw:id="id1" draw:layer="layout" svg:width="5.412cm" svg:height="1.243cm" svg:x="21.928cm" svg:y="11.90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text-style-name="P9" draw:layer="layout" svg:width="6.437cm" svg:height="1.352cm" svg:x="11.627cm" svg:y="1.523cm">
          <draw:text-box>
            <text:p text:style-name="P3"><text:span text:style-name="T7">Main Classes</text:span></text:p>
          </draw:text-box>
        </draw:frame>
        <draw:connector draw:style-name="gr21" draw:text-style-name="P2" draw:layer="layout" draw:type="curve" svg:x1="21.928cm" svg:y1="12.526cm" svg:x2="22.853cm" svg:y2="17.479cm" draw:start-shape="id1" draw:start-glue-point="6" draw:end-shape="id2" draw:end-glue-point="0">
          <text:p text:style-name="P3"/>
        </draw:connector>
        <draw:frame draw:style-name="gr1" draw:text-style-name="P10" draw:id="id2" draw:layer="layout" svg:width="9.629cm" svg:height="2.759cm" svg:x="18.039cm" svg:y="17.479cm">
          <draw:text-box>
            <text:p text:style-name="P3"><text:span text:style-name="T8">The only place where jet finding algs</text:span></text:p>
            <text:p text:style-name="P3"><text:span text:style-name="T8">are actually implemented.</text:span></text:p>
            <text:p text:style-name="P3"><text:span text:style-name="T8">Simply inherit from JetTool and plug</text:span></text:p>
            <text:p text:style-name="P3"><text:span text:style-name="T8">implementation in execute()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g>
            <draw:custom-shape draw:style-name="gr22" draw:text-style-name="P12" draw:id="id3" draw:layer="layout" svg:width="7.296cm" svg:height="1.122cm" svg:x="1.584cm" svg:y="5.004cm">
              <text:p text:style-name="P3"/>
              <draw:enhanced-geometry svg:viewBox="0 0 21600 21600" draw:type="rectangle" draw:enhanced-path="M 0 0 L 21600 0 21600 21600 0 21600 0 0 Z N"/>
            </draw:custom-shape>
            <draw:frame draw:style-name="gr23" draw:text-style-name="P14" draw:layer="layout" svg:width="3.774cm" svg:height="0.806cm" svg:x="1.584cm" svg:y="4.945cm">
              <draw:text-box>
                <text:p text:style-name="P13"><text:span text:style-name="T9">Lorentzvector</text:span></text:p>
              </draw:text-box>
            </draw:frame>
          </draw:g>
          <draw:frame draw:style-name="classname" draw:id="id5" draw:layer="layout" svg:width="6.776cm" svg:height="0.806cm" svg:x="1.864cm" svg:y="3.441cm">
            <draw:text-box>
              <text:p text:style-name="P3">CLHEP::HepLorentzVector</text:p>
            </draw:text-box>
          </draw:frame>
          <draw:connector draw:style-name="gr24" draw:text-style-name="P2" draw:layer="layout" svg:x1="5.232cm" svg:y1="6.126cm" svg:x2="5.232cm" svg:y2="7.404cm" draw:start-shape="id3" draw:start-glue-point="2" draw:end-shape="id4" draw:end-glue-point="0">
            <text:p text:style-name="P3"/>
          </draw:connector>
          <draw:connector draw:style-name="gr24" draw:text-style-name="P2" draw:layer="layout" svg:x1="5.252cm" svg:y1="4.247cm" svg:x2="5.232cm" svg:y2="5.004cm" draw:start-shape="id5" draw:start-glue-point="2" draw:end-shape="id3" draw:end-glue-point="0">
            <text:p text:style-name="P3"/>
          </draw:connector>
          <draw:g>
            <draw:custom-shape draw:style-name="gr25" draw:text-style-name="P12" draw:id="id4" draw:layer="layout" svg:width="7.296cm" svg:height="2.592cm" svg:x="1.584cm" svg:y="7.404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6" draw:text-style-name="P14" draw:layer="layout" svg:width="1.217cm" svg:height="0.806cm" svg:x="1.945cm" svg:y="7.672cm">
              <draw:text-box>
                <text:p text:style-name="P13"><text:span text:style-name="T9">Jet</text:span></text:p>
              </draw:text-box>
            </draw:frame>
            <draw:frame draw:style-name="gr27" draw:text-style-name="P14" draw:layer="layout" svg:width="4.748cm" svg:height="1.199cm" svg:x="1.985cm" svg:y="8.472cm">
              <draw:text-box>
                <text:p text:style-name="P13"><text:span text:style-name="T9">holds :</text:span></text:p>
                <text:p text:style-name="P13"><text:span text:style-name="T9">list&lt;Jet*&gt; <text:s/>constituents</text:span></text:p>
              </draw:text-box>
            </draw:frame>
          </draw:g>
        </draw:g>
        <draw:g>
          <draw:custom-shape draw:style-name="gr28" draw:text-style-name="P2" draw:layer="layout" svg:width="9.982cm" svg:height="7.738cm" svg:x="1.143cm" svg:y="13.008cm">
            <text:p text:style-name="P3"/>
            <draw:enhanced-geometry svg:viewBox="0 0 21600 21600" draw:type="rectangle" draw:enhanced-path="M 0 0 L 21600 0 21600 21600 0 21600 0 0 Z N"/>
          </draw:custom-shape>
          <draw:frame draw:style-name="classname" draw:layer="layout" svg:width="4.096cm" svg:height="0.806cm" svg:x="1.705cm" svg:y="13.33cm">
            <draw:text-box>
              <text:p text:style-name="P3">JetMomentMap</text:p>
            </draw:text-box>
          </draw:frame>
          <draw:frame draw:style-name="gr1" draw:layer="layout" svg:width="8.927cm" svg:height="2.621cm" svg:x="1.624cm" svg:y="14.732cm">
            <draw:text-box>
              <text:p text:style-name="P3">Associated to a jet collection</text:p>
              <text:p text:style-name="P3"><text:s/>- holds arbitrary quantities calculated for jets</text:p>
              <text:p text:style-name="P3"><text:tab/>‘moment’</text:p>
              <text:p text:style-name="P3"/>
              <text:p text:style-name="P3"><text:s/>- holds variables associated to the jet alg</text:p>
            </draw:text-box>
          </draw:frame>
          <draw:frame draw:style-name="code" draw:layer="layout" svg:width="12.221cm" svg:height="2.504cm" svg:x="1.268cm" svg:y="17.613cm">
            <draw:text-box>
              <text:p text:style-name="P3">void <text:span text:style-name="T3">schedule_jet_moment</text:span>(std::string name);</text:p>
              <text:p text:style-name="P3">void <text:span text:style-name="T3">set_jet_moment</text:span>(int pos, Jet* jet, float value);</text:p>
              <text:p text:style-name="P3"/>
              <text:p text:style-name="P3">void <text:span text:style-name="T3">schedule_event_moment</text:span>(std::string name);</text:p>
              <text:p text:style-name="P3">void <text:span text:style-name="T3">set_Event_moment</text:span>(std::string name, float value);</text:p>
            </draw:text-box>
          </draw:frame>
        </draw:g>
        <draw:frame draw:style-name="gr1" draw:text-style-name="P9" draw:layer="layout" svg:width="6.767cm" svg:height="1.352cm" svg:x="15.154cm" svg:y="1.724cm">
          <draw:text-box>
            <text:p text:style-name="P3"><text:span text:style-name="T7">Other Classes</text:span></text:p>
          </draw:text-box>
        </draw:frame>
        <draw:custom-shape draw:style-name="gr29" draw:text-style-name="P2" draw:layer="layout" svg:width="10.062cm" svg:height="9.822cm" svg:x="0.621cm" svg:y="1.082cm">
          <text:p text:style-name="P3"/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4.672cm" svg:height="1.038cm" svg:x="3.316cm" svg:y="1.483cm">
          <draw:text-box>
            <text:p text:style-name="P3"><text:span text:style-name="T10">Basic objects</text:span></text:p>
          </draw:text-box>
        </draw:frame>
        <draw:g>
          <draw:rect draw:style-name="gr30" draw:text-style-name="P2" draw:layer="layout" svg:width="8.989cm" svg:height="8.807cm" svg:x="16.932cm" svg:y="7.407cm">
            <text:p text:style-name="P3"/>
          </draw:rect>
          <draw:frame draw:style-name="classname" draw:layer="layout" svg:width="3.614cm" svg:height="0.806cm" svg:x="17.112cm" svg:y="7.625cm">
            <draw:text-box>
              <text:p text:style-name="P3">JetCollection</text:p>
            </draw:text-box>
          </draw:frame>
          <draw:frame draw:style-name="gr1" draw:layer="layout" svg:width="6.713cm" svg:height="2.621cm" svg:x="17.411cm" svg:y="9.015cm">
            <draw:text-box>
              <text:p text:style-name="P3">Is a vector of <text:span text:style-name="T11">Jet*</text:span> <text:s/>by inheritance</text:p>
              <text:p text:style-name="P3"/>
              <text:p text:style-name="P3">holds a <text:span text:style-name="T11">JetMomentMap</text:span></text:p>
              <text:p text:style-name="P3"/>
              <text:p text:style-name="P3">shortcuts to access jet moment</text:p>
            </draw:text-box>
          </draw:frame>
          <draw:frame draw:style-name="code" draw:layer="layout" svg:width="10.024cm" svg:height="2.261cm" svg:x="16.995cm" svg:y="12.464cm">
            <draw:text-box>
              <text:p text:style-name="P16"><text:span text:style-name="T12">get_jet_moment</text:span><text:span text:style-name="T13">(std::string mom_name, <text:s/></text:span></text:p>
              <text:p text:style-name="P16"><text:span text:style-name="T13"><text:tab/></text:span><text:span text:style-name="T13"><text:tab/></text:span><text:span text:style-name="T13"><text:tab/></text:span><text:span text:style-name="T13">int jet_index);</text:span></text:p>
              <text:p text:style-name="P16"><text:span text:style-name="T12">get_jet_moment_array</text:span><text:span text:style-name="T13">(std::string mom_name, <text:s/></text:span></text:p>
              <text:p text:style-name="P16"><text:span text:style-name="T13"><text:tab/></text:span><text:span text:style-name="T13"><text:tab/></text:span><text:span text:style-name="T13"><text:tab/></text:span><text:span text:style-name="T13">int jet_index);</text:span></text:p>
            </draw:text-box>
          </draw:frame>
        </draw:g>
        <draw:frame draw:style-name="classname" draw:text-style-name="P1" draw:layer="layout" svg:width="6.035cm" svg:height="1.361cm" svg:x="18.666cm" svg:y="4.929cm">
          <draw:text-box>
            <text:p text:style-name="P1">std::vector&lt;Jet*&gt;<text:span text:style-name="T14"> </text:span></text:p>
            <text:p text:style-name="P1"><text:span text:style-name="T14">(typedef as Jet::jet_list_t)</text:span></text:p>
          </draw:text-box>
        </draw:frame>
        <draw:line draw:style-name="gr31" draw:text-style-name="P2" draw:layer="layout" svg:x1="21.396cm" svg:y1="6.234cm" svg:x2="21.384cm" svg:y2="7.539cm">
          <text:p text:style-name="P3"/>
        </draw:line>
        <draw:path draw:style-name="gr32" draw:text-style-name="P2" draw:layer="layout" svg:width="6.467cm" svg:height="2.897cm" svg:x="11.127cm" svg:y="10.295cm" svg:viewBox="0 0 6468 2898" svg:d="m0 2898c3443-109 1087-1595 2247-2356s4221-499 4221-499">
          <text:p text:style-name="P3"/>
        </draw:path>
        <draw:path draw:style-name="gr32" draw:text-style-name="P2" draw:layer="layout" svg:width="11.409cm" svg:height="5.078cm" svg:x="8.927cm" svg:y="4.082cm" svg:viewBox="0 0 11410 5079" svg:d="m0 5011c1874 693 2677-4114 5419-4578s4767-760 5991 211">
          <text:p text:style-name="P3"/>
        </draw:path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custom-shape draw:style-name="gr33" draw:text-style-name="P2" draw:layer="layout" svg:width="20.843cm" svg:height="15.814cm" svg:x="4.473cm" svg:y="2.034cm">
            <text:p text:style-name="P3"/>
            <draw:enhanced-geometry svg:viewBox="0 0 21600 21600" draw:type="rectangle" draw:enhanced-path="M 0 0 L 21600 0 21600 21600 0 21600 0 0 Z N"/>
          </draw:custom-shape>
          <draw:frame draw:style-name="gr34" draw:text-style-name="P17" draw:layer="layout" svg:width="4.804cm" svg:height="1.164cm" svg:x="7.557cm" svg:y="2.384cm">
            <draw:text-box>
              <text:p text:style-name="P3"><text:span text:style-name="T10">JetBuilder</text:span></text:p>
            </draw:text-box>
          </draw:frame>
          <draw:frame draw:style-name="gr35" draw:text-style-name="P18" draw:layer="layout" svg:width="14.147cm" svg:height="5.939cm" svg:x="5.355cm" svg:y="3.62cm">
            <draw:text-box>
              <text:p text:style-name="P3"><text:span text:style-name="T15">Combine every classes together to perform</text:span></text:p>
              <text:p text:style-name="P3"><text:span text:style-name="T15">jet finfding and write results</text:span></text:p>
              <text:p text:style-name="P3"><text:span text:style-name="T15">Simple settings applied to all jet algs</text:span></text:p>
              <text:p text:style-name="P3"><text:span text:style-name="T15"/></text:p>
              <text:p text:style-name="P3"><text:span text:style-name="T15">holds :</text:span></text:p>
              <text:p text:style-name="P3"><text:span text:style-name="T15"><text:tab/></text:span><text:span text:style-name="T15">InputMaker</text:span></text:p>
              <text:p text:style-name="P3"><text:span text:style-name="T15"><text:tab/></text:span><text:span text:style-name="T15">Ntuplemaker</text:span></text:p>
              <text:p text:style-name="P3"><text:span text:style-name="T15"><text:tab/></text:span><text:span text:style-name="T15">list&lt;JetAlgorithm*&gt;</text:span></text:p>
            </draw:text-box>
          </draw:frame>
          <draw:frame draw:style-name="gr36" draw:text-style-name="P19" draw:layer="layout" svg:width="22.929cm" svg:height="6.428cm" svg:x="3.611cm" svg:y="10.001cm">
            <draw:text-box>
              <text:p text:style-name="P3"><text:span text:style-name="T8">void </text:span><text:span text:style-name="T16">configure_input</text:span><text:span text:style-name="T8">(InputMaker *input, bool saveInput = true);</text:span></text:p>
              <text:p text:style-name="P3"><text:span text:style-name="T8">void </text:span><text:span text:style-name="T16">configure_output</text:span><text:span text:style-name="T8">(std::string treename, std::string filename);</text:span></text:p>
              <text:p text:style-name="P3"><text:span text:style-name="T8"/></text:p>
              <text:p text:style-name="P3"><text:span text:style-name="T8"/></text:p>
              <text:p text:style-name="P3"><text:span text:style-name="T8">void </text:span><text:span text:style-name="T16">add_default_alg</text:span><text:span text:style-name="T8">(JetTool *jetfinder , bool withIndex = false);</text:span></text:p>
              <text:p text:style-name="P3"><text:span text:style-name="T8"/></text:p>
              <text:p text:style-name="P3"><text:span text:style-name="T8">void </text:span><text:span text:style-name="T16">process_events</text:span><text:span text:style-name="T8">(int nevent, int start =0);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7" draw:text-style-name="P20" draw:layer="layout" svg:width="24.527cm" svg:height="18.797cm" svg:x="-0.333cm" svg:y="2.187cm">
          <draw:text-box>
            <text:p text:style-name="P3"><text:span text:style-name="T17"><text:s text:c="2"/></text:span><text:span text:style-name="T17">gSystem-&gt;Load("libs/libJetCore.so");</text:span></text:p>
            <text:p text:style-name="P3"><text:span text:style-name="T17"><text:s text:c="2"/></text:span><text:span text:style-name="T17">gSystem-&gt;Load("libs/libCDFJet.so");</text:span></text:p>
            <text:p text:style-name="P3"><text:span text:style-name="T17"><text:s text:c="2"/></text:span><text:span text:style-name="T17">gSystem-&gt;Load("libs/libATLASJet.so");</text:span></text:p>
            <text:p text:style-name="P3"><text:span text:style-name="T17"><text:s text:c="2"/></text:span></text:p>
            <text:p text:style-name="P3"><text:span text:style-name="T17"/></text:p>
            <text:p text:style-name="P3"><text:span text:style-name="T17"><text:s text:c="2"/></text:span><text:span text:style-name="T17">// configure an interface to the tree --------------</text:span></text:p>
            <text:p text:style-name="P3"><text:span text:style-name="T17"><text:s text:c="2"/></text:span><text:span text:style-name="T18">NtupleInputMaker input(NtupleInputMaker.PxPyPzE_vector_double);</text:span></text:p>
            <text:p text:style-name="P3"><text:span text:style-name="T18"><text:s text:c="2"/></text:span><text:span text:style-name="T18">input.set_variables("px","py","pz","E");</text:span></text:p>
            <text:p text:style-name="P3"><text:span text:style-name="T18"><text:s text:c="2"/></text:span><text:span text:style-name="T18">input.set_n_name("N");</text:span></text:p>
            <text:p text:style-name="P8"><text:span text:style-name="T18"><text:s text:c="2"/></text:span><text:span text:style-name="T18">input.set_prefix("Clusters_");</text:span></text:p>
            <text:p text:style-name="P8"><text:span text:style-name="T18"><text:s text:c="2"/></text:span><text:span text:style-name="T18">input.setFileTree('myFile.root', "FullRec0");</text:span></text:p>
            <text:p text:style-name="P3"><text:span text:style-name="T17"><text:s text:c="2"/></text:span><text:span text:style-name="T17">// ------------------------------------------------</text:span></text:p>
            <text:p text:style-name="P3"><text:span text:style-name="T17"/></text:p>
            <text:p text:style-name="P3"><text:span text:style-name="T17"><text:s text:c="2"/></text:span><text:span text:style-name="T19">JetBuilder builder;</text:span></text:p>
            <text:p text:style-name="P3"><text:span text:style-name="T17"><text:s text:c="2"/></text:span><text:span text:style-name="T18">builder.configure_input((InputMaker*)&amp;input);</text:span></text:p>
            <text:p text:style-name="P3"><text:span text:style-name="T18"><text:s text:c="2"/></text:span></text:p>
            <text:p text:style-name="P3"><text:span text:style-name="T18"><text:s text:c="2"/></text:span><text:span text:style-name="T19">builder.add_default_alg( new MidPoint("myMidPoint"));</text:span></text:p>
            <text:p text:style-name="P3"><text:span text:style-name="T19"/></text:p>
            <text:p text:style-name="P3"><text:span text:style-name="T18"><text:s text:c="2"/></text:span><text:span text:style-name="T18">atlas::FastKtTool * fastkt = new atlas::FastKtTool("FastKt");</text:span></text:p>
            <text:p text:style-name="P3"><text:span text:style-name="T18"><text:s text:c="2"/></text:span><text:span text:style-name="T18">fastkt-&gt;simple_config("Standard",0.7);</text:span></text:p>
            <text:p text:style-name="P3"><text:span text:style-name="T18"><text:s text:c="2"/></text:span><text:span text:style-name="T19">builder.add_default_alg(fastkt , true);</text:span></text:p>
            <text:p text:style-name="P3"><text:span text:style-name="T18"><text:s text:c="2"/></text:span></text:p>
            <text:p text:style-name="P3"><text:span text:style-name="T18"><text:s text:c="2"/></text:span><text:span text:style-name="T18">builder.set_default_cut(0,5000);</text:span></text:p>
            <text:p text:style-name="P3"><text:span text:style-name="T18"><text:s text:c="2"/></text:span></text:p>
            <text:p text:style-name="P3"><text:span text:style-name="T18"><text:s text:c="2"/></text:span><text:span text:style-name="T19">builder.configure_output("myTree","out.root");</text:span></text:p>
            <text:p text:style-name="P3"><text:span text:style-name="T18"/></text:p>
            <text:p text:style-name="P3"><text:span text:style-name="T18"><text:s text:c="2"/></text:span><text:span text:style-name="T18">EtaPhiMomentTool * mom = new EtaPhiMomentTool("EtaPhiMom");</text:span></text:p>
            <text:p text:style-name="P3"><text:span text:style-name="T18"><text:s text:c="2"/></text:span><text:span text:style-name="T18">builder.add_moments(mom);</text:span></text:p>
            <text:p text:style-name="P3"><text:span text:style-name="T18"><text:s text:c="2"/></text:span><text:span text:style-name="T18">builder.do_time_measure();</text:span></text:p>
            <text:p text:style-name="P3"><text:span text:style-name="T17"/></text:p>
            <text:p text:style-name="P3"><text:span text:style-name="T17"><text:s text:c="2"/></text:span><text:span text:style-name="T17">// ------------------------------------------------ <text:s/></text:span></text:p>
            <text:p text:style-name="P3"><text:span text:style-name="T17"><text:s text:c="2"/></text:span><text:span text:style-name="T18">builder.silent_mode();</text:span></text:p>
            <text:p text:style-name="P3"><text:span text:style-name="T18"><text:s text:c="2"/></text:span><text:span text:style-name="T19">builder.process_events(300);</text:span></text:p>
          </draw:text-box>
        </draw:frame>
        <draw:frame draw:style-name="gr1" draw:text-style-name="P9" draw:layer="layout" svg:width="10.002cm" svg:height="1.352cm" svg:x="9.141cm" svg:y="0.681cm">
          <draw:text-box>
            <text:p text:style-name="P3"><text:span text:style-name="T7">ROOT script example</text:span></text:p>
          </draw:text-box>
        </draw:frame>
        <draw:frame draw:style-name="gr1" draw:text-style-name="P21" draw:layer="layout" svg:width="0.777cm" svg:height="0.806cm" svg:x="25.501cm" svg:y="6.695cm">
          <draw:text-box>
            <text:p text:style-name="P3"><text:span text:style-name="T20">1</text:span></text:p>
          </draw:text-box>
        </draw:frame>
        <draw:frame draw:style-name="gr1" draw:text-style-name="P21" draw:layer="layout" svg:width="0.777cm" svg:height="0.806cm" svg:x="25.502cm" svg:y="9.495cm">
          <draw:text-box>
            <text:p text:style-name="P3"><text:span text:style-name="T20">2</text:span></text:p>
          </draw:text-box>
        </draw:frame>
        <draw:frame draw:style-name="gr1" draw:text-style-name="P21" draw:layer="layout" svg:width="0.777cm" svg:height="0.806cm" svg:x="25.503cm" svg:y="10.695cm">
          <draw:text-box>
            <text:p text:style-name="P3"><text:span text:style-name="T20">3</text:span></text:p>
          </draw:text-box>
        </draw:frame>
        <draw:frame draw:style-name="gr1" draw:text-style-name="P21" draw:layer="layout" svg:width="0.777cm" svg:height="0.806cm" svg:x="25.504cm" svg:y="12.595cm">
          <draw:text-box>
            <text:p text:style-name="P3"><text:span text:style-name="T20">4</text:span></text:p>
          </draw:text-box>
        </draw:frame>
        <draw:frame draw:style-name="gr1" draw:text-style-name="P21" draw:layer="layout" svg:width="0.777cm" svg:height="0.806cm" svg:x="25.505cm" svg:y="14.795cm">
          <draw:text-box>
            <text:p text:style-name="P3"><text:span text:style-name="T20">5</text:span></text:p>
          </draw:text-box>
        </draw:frame>
        <draw:frame draw:style-name="gr1" draw:text-style-name="P21" draw:layer="layout" svg:width="0.777cm" svg:height="0.806cm" svg:x="25.506cm" svg:y="19.195cm">
          <draw:text-box>
            <text:p text:style-name="P3"><text:span text:style-name="T20">7</text:span></text:p>
          </draw:text-box>
        </draw:frame>
        <draw:frame draw:style-name="gr1" draw:text-style-name="P21" draw:layer="layout" svg:width="0.777cm" svg:height="0.806cm" svg:x="25.507cm" svg:y="16.795cm">
          <draw:text-box>
            <text:p text:style-name="P3"><text:span text:style-name="T20">6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2" draw:layer="layout" svg:width="13.706cm" svg:height="1.673cm" svg:x="7.147cm" svg:y="1.561cm">
          <draw:text-box>
            <text:p text:style-name="P3"><text:span text:style-name="T21">SpartyJet code location</text:span></text:p>
          </draw:text-box>
        </draw:frame>
        <draw:g>
          <draw:frame draw:style-name="gr1" draw:text-style-name="P24" draw:layer="layout" svg:width="12.042cm" svg:height="0.878cm" svg:x="10.041cm" svg:y="6.981cm">
            <draw:text-box>
              <text:p text:style-name="P23"><text:span text:style-name="T22">Core classes (Jet, JetTool, JetAlgorithm, etc..)</text:span></text:p>
            </draw:text-box>
          </draw:frame>
          <draw:frame draw:style-name="gr1" draw:text-style-name="P24" draw:layer="layout" svg:width="12.643cm" svg:height="0.878cm" svg:x="10.041cm" svg:y="10.811cm">
            <draw:text-box>
              <text:p text:style-name="P23"><text:span text:style-name="T22">Various implementations of jet finding algorithms</text:span></text:p>
            </draw:text-box>
          </draw:frame>
          <draw:frame draw:style-name="gr1" draw:text-style-name="P23" draw:layer="layout" svg:width="12.601cm" svg:height="1.505cm" svg:x="10.041cm" svg:y="13.666cm">
            <draw:text-box>
              <text:p text:style-name="P23"><text:span text:style-name="T22">Example code for executable, ROOT scripts and</text:span></text:p>
              <text:p text:style-name="P23"><text:span text:style-name="T22">python scripts</text:span></text:p>
            </draw:text-box>
          </draw:frame>
          <draw:frame draw:style-name="gr38" draw:text-style-name="P25" draw:layer="layout" svg:width="10.928cm" svg:height="2.622cm" svg:x="3.752cm" svg:y="9.939cm">
            <draw:text-box>
              <text:p text:style-name="P25"><text:span text:style-name="T23">atlas/</text:span><text:span text:style-name="T23"><text:tab/></text:span><text:span text:style-name="T23"><text:tab/></text:span><text:span text:style-name="T23">cdf/</text:span></text:p>
              <text:p text:style-name="P25"><text:span text:style-name="T23">celljet/</text:span><text:span text:style-name="T23"><text:tab/></text:span><text:span text:style-name="T23">D0/</text:span></text:p>
              <text:p text:style-name="P25"><text:span text:style-name="T23">fastjet/</text:span></text:p>
            </draw:text-box>
          </draw:frame>
          <draw:frame draw:style-name="gr39" draw:text-style-name="P25" draw:layer="layout" svg:width="8.587cm" svg:height="2.462cm" svg:x="3.773cm" svg:y="13.187cm">
            <draw:text-box>
              <text:p text:style-name="P25"><text:span text:style-name="T23">programs/</text:span></text:p>
              <text:p text:style-name="P25"><text:span text:style-name="T23">python/</text:span></text:p>
              <text:p text:style-name="P25"><text:span text:style-name="T23">scripts/</text:span></text:p>
            </draw:text-box>
          </draw:frame>
          <draw:frame draw:style-name="gr40" draw:text-style-name="P26" draw:layer="layout" svg:width="3.91cm" svg:height="0.989cm" svg:x="3.929cm" svg:y="6.958cm">
            <draw:text-box>
              <text:p text:style-name="P26"><text:span text:style-name="T24">JetCore/</text:span></text:p>
            </draw:text-box>
          </draw:frame>
          <draw:frame draw:style-name="gr40" draw:text-style-name="P26" draw:layer="layout" svg:width="4.992cm" svg:height="1.725cm" svg:x="3.813cm" svg:y="16.647cm">
            <draw:text-box>
              <text:p text:style-name="P26"><text:span text:style-name="T24">userjet/</text:span></text:p>
              <text:p text:style-name="P26"><text:span text:style-name="T24">extras/</text:span></text:p>
            </draw:text-box>
          </draw:frame>
          <draw:frame draw:style-name="gr41" draw:text-style-name="P27" draw:layer="layout" svg:width="12.601cm" svg:height="1.506cm" svg:x="10.041cm" svg:y="16.756cm">
            <draw:text-box>
              <text:p text:style-name="P27"><text:span text:style-name="T25">Template code for a jet finder <text:s/></text:span></text:p>
              <text:p text:style-name="P27"><text:span text:style-name="T25">Everything else including experimental code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="none" draw:stroke-dash="Dash_20_2" draw:fill="solid" draw:fill-color="#e6e6e6" draw:fill-gradient-name="Gradient_20_7" draw:fill-hatch-name="Hatch_20_1" draw:fill-image-name="Bitmape_20_1" draw:fill-image-width="0cm" draw:fill-image-height="0cm" draw:textarea-vertical-align="middle" fo:min-height="0.557cm"/>
      <style:paragraph-properties fo:margin-left="0cm" fo:margin-right="0cm" fo:text-indent="0cm"/>
      <style:text-properties fo:font-family="'Nimbus Mono L'" style:font-family-generic="modern" style:font-pitch="fixed" fo:font-size="10pt"/>
    </style:style>
    <style:style style:name="classnam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font-size="14pt" style:text-underline-style="solid" style:text-underline-width="auto" style:text-underline-color="font-color" fo:font-weight="bold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Pierre-Antoine Delsart</meta:initial-creator>
    <meta:creation-date>2007-04-12T10:38:48</meta:creation-date>
    <dc:date>2007-11-04T19:04:22</dc:date>
    <dc:language>en-US</dc:language>
    <meta:editing-cycles>25</meta:editing-cycles>
    <meta:editing-duration>PT16H6M25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